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 officeooo:paragraph-rsid="0014b75f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0455452696_49"/>Tema 4. Apartado 4.2.1.<text:line-break/>"Identificación de funciones y características de las herramientas web"</text:h>
      <text:p text:style-name="Standard"/>
      <text:p text:style-name="P2">ENUNCIADO</text:p>
      <text:p text:style-name="P3">GUI (por sus siglas en inglés), o interfaz gráfica de usuario, es la parte de un programa y todos los objetos con los que un usuario puede interactuar con ellos utilizando imágenes en lugar de texto. Javier sabe lo que es, pero se ha incorporado a una empresa de programación de páginas web y no sabe utilizar Visual Studio. En esta empresa emplean normalmente dicha aplicación para crear páginas web y es fundamental que aprenda. Así que le asignan la tutorización de su compañera María para que le explique las principales funciones y características de dicha herramienta.</text:p>
      <text:list text:style-name="L1">
        <text:list-item>
          <text:p text:style-name="P4">Le solicitamos que identifique las funciones y características de Visual Studio, utilizado en la edición de páginas web, teniendo en cuenta las especificaciones técnicas de las mismas.</text:p>
        </text:list-item>
      </text:list>
      <text:p text:style-name="P3"><text:line-break/></text:p>
      <text:p text:style-name="P3"><text:span text:style-name="T1">Actividad asociada al CE2.1:<text:line-break/></text:span>Identificar las funciones y características de las herramientas que se utilizan para la edición de páginas web, teniendo en cuenta las especificaciones técnicas de las mismas.</text:p>
      <text:p text:style-name="P3"><text:line-break/><text:span text:style-name="T1">Duración</text:span>: 15’.</text:p>
      <text:p text:style-name="P3"><text:span text:style-name="T1">Criterios de corrección:</text:span> la valoración máxima de esta actividad es de 10 puntos repartidos entre los siguientes criterios:</text:p>
      <text:p text:style-name="P3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9:11:42.623000000</meta:creation-date>
    <dc:date>2023-04-02T21:49:14.782000000</dc:date>
    <meta:editing-duration>PT2H37M32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9" meta:word-count="229" meta:character-count="1468" meta:non-whitespace-character-count="1242"/>
  </office:meta>
</office:document-meta>
</file>